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Αίτηση για χορήγηση πιστοποιητικού μεταγραφής συμβολαίου και πιστοποιητικού μη μεταβολής</text:p>
      <text:p/>
      <text:p>Προς:</text:p>
      <text:p>Υποθηκοφυλακείο Θάσου</text:p>
      <text:p/>
      <text:p>Από</text:p>
      <text:p>fgbcbcchc</text:p>
      <text:p>bvnvbnvbn</text:p>
      <text:p>Τηλέφωνο: 7855858568</text:p>
      <text:p>E-mail: ISPYRIDIS@GMAIL.COM</text:p>
      <text:p/>
      <text:p>Αίτηση</text:p>
      <text:p/>
      <text:p>Με την παρούσα αίτηση, ζητώ τη χορήγηση των ακόλουθων πιστοποιητικών:</text:p>
      <text:p/>
      <text:p>Πιστοποιητικού μεταγραφής του συμβολαίου με αριθμό hgfhcfhc που συνήφθη την 566 μεταξύ των hchchf και καταχωρήθηκε στο Υποθηκοφυλακείο Θάσου με αριθμό dfhdhfhfxh4 35 dfhdfh 35.</text:p>
      <text:p>Πιστοποιητικού μη μεταβολής του παραπάνω συμβολαίου.</text:p>
      <text:p>Τα ανωτέρω πιστοποιητικά απαιτούνται για την 5664fghfghfgh.</text:p>
      <text:p/>
      <text:p>Σας ευχαριστώ εκ των προτέρων για την άμεση ανταπόκρισή σας.</text:p>
      <text:p/>
      <text:p>Με εκτίμηση,</text:p>
      <text:p/>
      <text:p>fgbcbcchc</text:p>
      <text:p/>
      <text:p>Υπογραφή</text:p>
      <text:p/>
      <text:p>Ημερομηνία: 23/4/2024</text:p>
      <text:p/>
      <text:p>Σημεία προσοχής:</text:p>
      <text:p/>
      <text:p>Είναι σημαντικό να αναφέρετε τον ακριβή αριθμό του συμβολαίου και την ημερομηνία σύναψής του.</text:p>
      <text:p>Είναι επίσης σημαντικό να αναφέρετε τον ακριβή λόγο για τον οποίο απαιτούνται τα πιστοποιητικά.</text:p>
      <text:p>Η αίτηση πρέπει να υπογραφεί από τον αιτούντα.</text:p>
      <text:p>Παρακαλώ σημειώστε ότι η παρούσα αίτηση είναι μόνο ένα πρότυπο και μπορεί να χρειαστεί να προσαρμόσετε ορισμένες πληροφορίες ανάλογα με την περίπτωσή σας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